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981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d600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4"/>
        <table:table-column table:style-name="co1" table:default-cell-style-name="ce8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0" table:number-columns-repeated="973" table:default-cell-style-name="ce2"/>
        <table:table-column table:style-name="co10" table:number-columns-repeated="9" table:default-cell-style-name="ce10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number-columns-repeated="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TempAct</text:p>
          </table:table-cell>
          <table:table-cell table:style-name="ce3" office:value-type="string" calcext:value-type="string">
            <text:p>Raumist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TempActOffset</text:p>
          </table:table-cell>
          <table:table-cell table:style-name="ce3" office:value-type="string" calcext:value-type="string">
            <text:p>Raumisttemperatur Offse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HolidayPeriod</text:p>
          </table:table-cell>
          <table:table-cell table:style-name="ce3" office:value-type="string" calcext:value-type="string">
            <text:p>Ferien Zeitra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1" office:value-type="string" calcext:value-type="string">
            <text:p>start2</text:p>
          </table:table-cell>
          <table:table-cell table:style-name="ce11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RoomSetTempHoliday</text:p>
          </table:table-cell>
          <table:table-cell table:style-name="ce3" office:value-type="string" calcext:value-type="string">
            <text:p>Ferien Soll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d600</text:p>
          </table:table-cell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3" table:number-rows-repeated="14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style-name="ce13"/>
          <table:table-cell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number-columns-repeated="2"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8">
          <table:table-cell table:number-columns-repeated="2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 table:number-rows-repeated="7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d600.A1:vd600.AP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12:16:02.3167316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5:56:49.152613921</meta:creation-date>
    <dc:date>2014-08-06T12:16:10.771878591</dc:date>
    <meta:editing-duration>PT46S</meta:editing-duration>
    <meta:editing-cycles>8</meta:editing-cycles>
    <meta:generator>LibreOffice/4.2.5.2$Linux_X86_64 LibreOffice_project/420m0$Build-2</meta:generator>
    <meta:document-statistic meta:table-count="1" meta:cell-count="164" meta:object-count="0"/>
  </office:meta>
</office:document-meta>
</file>